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65cm" fo:min-width="8.214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5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6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8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318cm" fo:min-width="0cm" fo:padding-top="0.163cm" fo:padding-bottom="0.163cm" fo:padding-left="0.288cm" fo:padding-right="0.288cm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6.715cm" svg:y="1.2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7.62cm" svg:height="1.27cm" svg:x="7.248cm" svg:y="16.974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svg:x="7.248cm" svg:y="6.866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27cm" svg:x="7.248cm" svg:y="20.327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62cm" svg:height="1.27cm" svg:x="7.248cm" svg:y="13.57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937cm" svg:height="1.837cm" svg:x="9.101cm" svg:y="27.322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7.62cm" svg:height="1.27cm" svg:x="7.248cm" svg:y="10.222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635cm" svg:height="1.878cm" svg:x="10.779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1.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4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8.3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21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7.62cm" svg:height="1.27cm" svg:x="7.248cm" svg:y="23.827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1.85cm" svg:x="10.78cm" svg:y="25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8:37:59.346193773</dc:date>
    <meta:editing-duration>PT2H36M47S</meta:editing-duration>
    <meta:editing-cycles>8</meta:editing-cycles>
    <meta:generator>LibreOffice/5.1.4.2$Linux_X86_64 LibreOffice_project/10m0$Build-2</meta:generator>
    <meta:document-statistic meta:object-count="15"/>
  </office:meta>
</office:document-meta>
</file>